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1" svg:font-family="IRZar"/>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style:font-name="IRZar" fo:font-size="14pt" officeooo:rsid="001b43c8" officeooo:paragraph-rsid="001b43c8" style:font-size-asian="14pt" style:font-size-complex="14pt"/>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IRZar" fo:font-size="14pt" officeooo:rsid="001b43c8" officeooo:paragraph-rsid="001b43c8" style:font-size-asian="14pt" style:font-size-complex="14pt"/>
    </style:style>
    <style:style style:name="P3" style:family="paragraph" style:parent-style-name="Standard">
      <style:paragraph-properties fo:margin-left="0in" fo:margin-right="0in" fo:text-align="end" style:justify-single-word="false" fo:text-indent="0in" style:auto-text-indent="false" style:writing-mode="rl-tb"/>
      <style:text-properties style:font-name="IRZar" fo:font-size="14pt" officeooo:rsid="001b9c77" officeooo:paragraph-rsid="001b9c77" style:font-size-asian="14pt" style:font-size-complex="14pt"/>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IRZar" fo:font-size="14pt" officeooo:rsid="001e8ceb" officeooo:paragraph-rsid="001e8ceb" style:font-size-asian="14pt" style:font-size-complex="14pt"/>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IRZar" fo:font-size="14pt" style:text-underline-style="solid" style:text-underline-width="auto" style:text-underline-color="font-color" officeooo:rsid="001b43c8" officeooo:paragraph-rsid="001b43c8" style:font-size-asian="14pt" style:font-size-complex="14pt"/>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IRZar" fo:font-size="14pt" style:text-underline-style="solid" style:text-underline-width="auto" style:text-underline-color="font-color" officeooo:rsid="001b9c77" officeooo:paragraph-rsid="001b9c77" style:font-size-asian="14pt" style:font-size-complex="14pt"/>
    </style:style>
    <style:style style:name="P7" style:family="paragraph" style:parent-style-name="Standard">
      <style:paragraph-properties fo:margin-left="0in" fo:margin-right="0in" fo:text-align="end" style:justify-single-word="false" fo:text-indent="0in" style:auto-text-indent="false" style:writing-mode="rl-tb"/>
      <style:text-properties style:font-name="IRZar" fo:font-size="14pt" style:text-underline-style="solid" style:text-underline-width="auto" style:text-underline-color="font-color" officeooo:rsid="001ccfbd" officeooo:paragraph-rsid="001ccfbd" style:font-size-asian="14pt" style:font-size-complex="14pt"/>
    </style:style>
    <style:style style:name="P8" style:family="paragraph" style:parent-style-name="Standard">
      <style:paragraph-properties fo:margin-left="0in" fo:margin-right="0in" fo:text-align="end" style:justify-single-word="false" fo:text-indent="0in" style:auto-text-indent="false" style:writing-mode="rl-tb"/>
      <style:text-properties style:font-name="IRZar" fo:font-size="14pt" style:text-underline-style="solid" style:text-underline-width="auto" style:text-underline-color="font-color" officeooo:rsid="00215a2d" officeooo:paragraph-rsid="00215a2d" style:font-size-asian="14pt" style:font-size-complex="14pt"/>
    </style:style>
    <style:style style:name="P9" style:family="paragraph" style:parent-style-name="Standard">
      <style:paragraph-properties fo:margin-left="0in" fo:margin-right="0in" fo:text-align="end" style:justify-single-word="false" fo:text-indent="0in" style:auto-text-indent="false" style:writing-mode="rl-tb"/>
      <style:text-properties style:font-name="IRZar" fo:font-size="14pt" officeooo:rsid="00231a74" officeooo:paragraph-rsid="0028d9dc" style:font-size-asian="14pt" style:font-size-complex="14pt"/>
    </style:style>
    <style:style style:name="P10" style:family="paragraph" style:parent-style-name="Standard">
      <style:paragraph-properties fo:margin-left="0in" fo:margin-right="0in" fo:text-align="end" style:justify-single-word="false" fo:text-indent="0in" style:auto-text-indent="false" fo:padding-left="0in" fo:padding-right="0in" fo:padding-top="0in" fo:padding-bottom="0.0291in" fo:border-left="none" fo:border-right="none" fo:border-top="none" fo:border-bottom="0.06pt solid #000000" style:writing-mode="rl-tb" style:join-border="false"/>
      <style:text-properties style:font-name="IRZar" fo:font-size="14pt" officeooo:rsid="00231a74" officeooo:paragraph-rsid="0028d9dc" style:font-size-asian="14pt" style:font-size-complex="14pt"/>
    </style:style>
    <style:style style:name="T1" style:family="text">
      <style:text-properties officeooo:rsid="001b9c77"/>
    </style:style>
    <style:style style:name="T2" style:family="text">
      <style:text-properties officeooo:rsid="001e8ceb"/>
    </style:style>
    <style:style style:name="T3" style:family="text">
      <style:text-properties officeooo:rsid="00202c93"/>
    </style:style>
    <style:style style:name="T4" style:family="text">
      <style:text-properties officeooo:rsid="0023ec65"/>
    </style:style>
    <style:style style:name="T5" style:family="text">
      <style:text-properties officeooo:rsid="0028d9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اسمه تعالی</text:p>
      <text:p text:style-name="P2">خدمت دکتر مهرشاهی</text:p>
      <text:p text:style-name="P2">سلام، خسته نباشید</text:p>
      <text:p text:style-name="P2">احتراماً گزارش مربوطه به کارهای انجام شده تقدیم می‌گردد.</text:p>
      <text:p text:style-name="P5">۱ - حل ریاضیاتی مسأله</text:p>
      <text:p text:style-name="P2">- ضریب تأثیر بین دو ناحیه‌ی مستطیلی موازی یا عمود بر هم به طور کامل به دست آمد. دو ناحیه می‌توانند در هر جایی نسبت به هم در فضا قرار بگیرند فقط به شرط آنکه صفحات آن‌ها با هم موازی و یا عمود بر هم باشد.</text:p>
      <text:p text:style-name="P2">- تکینگی‌های موجود کاملاً مورد بررسی قرار گرفت و فرمولها به صورتی درآمدند که در تکینگی‌ها مشکلی ایجاد نشود.</text:p>
      <text:p text:style-name="P2">- <text:span text:style-name="T1">انتگرال‌ها به روش عددی هم حل شد و مطابقت کامل در نتایج دیده شد.</text:span></text:p>
      <text:p text:style-name="P6">۲ – به کارگیری جواب‌ها در روش ممان</text:p>
      <text:p text:style-name="P3">- ظرفیت خازنی خازن صفحات موازی</text:p>
      <text:p text:style-name="P3">- ظرفیت خازنی مکعّب به طول ضلع واحد.</text:p>
      <text:p text:style-name="P3">- نتایج بسیار خوب و قابل قبول هستند.</text:p>
      <text:p text:style-name="P7">۳ – <text:span text:style-name="T2"><text:s/>پیش‌نویس مقاله</text:span></text:p>
      <text:p text:style-name="P4">پیش‌نویس مقاله تهیه شده است و ارسال می‌گردد.</text:p>
      <text:p text:style-name="P4">چهار مقاله<text:span text:style-name="T3">‌ی </text:span>م<text:span text:style-name="T3">ر</text:span>جع <text:span text:style-name="T3">اصلی</text:span> <text:s/>ارسال می‌گردد.</text:p>
      <text:p text:style-name="P8">۴ – نوآوری و بدیع بودن کار </text:p>
      <text:p text:style-name="P9">در مقاله‌ی لوپز ادعا شده است که هر دوی مسائل حل شده‌اند. یعنی هم مسأله‌ی <text:span text:style-name="T4">مستطیل‌های موازی و هم مسأله‌ی مستطیل‌های عمود بر هم. اما در پاسخ مسأله‌ی اول یک اشتباه وجود دارد. (احتمالاً سهوی) و در پاسخ مسأله‌ی دوم هم یک سری عبارت‌های طولانی و غامض آمده است که پیاده‌سازی آن‌ها بسیار مشکل است. از طرف دیگر همین مقاله به مقاله‌ی هانسن ارجاع داده است که در آن مسأله‌ی نواحی مثلثی حل شده است. باز هم پر از فرمول‌های غیر قابل فهم و غیر قابل پیاده‌سازی. فرانسیسکو هم در مقاله‌اش پاسخ مسأله‌ی موازی را نوشته است و از آن استفاده کرده است. فرمول این مقاله به نحو ساده‌تر و قابل فهم‌تری نوشته شده است. اما به نظر می‌رسد که فرمول درست نیست.</text:span></text:p>
      <text:p text:style-name="P10"><text:span text:style-name="T5">من بین این مقالات فقط نسبت به مقاله‌ی هانسن حس خوبی دارم و فکر می‌کنم که پاسخ درستی برای نواحی مثلثی به دست آورده است. </text:span></text:p>
      <text:p text:style-name="P9"><text:span text:style-name="T5">متن مقاله‌ای که نوشتم احتمالاً پر از اشکالات نوشتاری است و موجب ایجاد خستگی در خواننده می‌شود. با این حال خواهش می‌کنم به آن نگاهی بیاندازید.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1" svg:font-family="IRZar"/>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1"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1"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1"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1" style:font-family-complex="IR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6:34:05.849285220</meta:creation-date>
    <meta:generator>LibreOffice/6.0.7.3$Linux_X86_64 LibreOffice_project/00m0$Build-3</meta:generator>
    <dc:date>2020-04-08T18:25:30.595594725</dc:date>
    <meta:editing-duration>PT1H2M45S</meta:editing-duration>
    <meta:editing-cycles>10</meta:editing-cycles>
    <meta:document-statistic meta:table-count="0" meta:image-count="0" meta:object-count="0" meta:page-count="1" meta:paragraph-count="19" meta:word-count="328" meta:character-count="1602" meta:non-whitespace-character-count="1284"/>
  </office:meta>
</office:document-meta>
</file>